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.75cm" fo:min-width="6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7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2" style:family="graphic" style:parent-style-name="objectwithoutfill">
      <style:graphic-properties draw:marker-end="Nuolenkärjet_20_9" draw:marker-end-width="0.3cm" draw:fill="none" draw:textarea-vertical-align="middle"/>
    </style:style>
    <style:style style:name="gr13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Nuolenkärjet_20_12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6" style:family="graphic" style:parent-style-name="objectwithoutfill">
      <style:graphic-properties draw:marker-end="Nuolenkärjet_20_13" draw:marker-end-width="0.3cm" draw:fill="none" draw:textarea-vertical-align="middle"/>
    </style:style>
    <style:style style:name="gr17" style:family="graphic" style:parent-style-name="objectwithoutfill">
      <style:graphic-properties draw:marker-end="Nuolenkärjet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Nuolenkärjet_20_15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1" style:family="graphic" style:parent-style-name="objectwithoutfill">
      <style:graphic-properties draw:marker-end="Nuolenkärjet_20_16" draw:marker-end-width="0.3cm" draw:fill="none" draw:textarea-vertical-align="middle"/>
    </style:style>
    <style:style style:name="gr22" style:family="graphic" style:parent-style-name="objectwithoutfill">
      <style:graphic-properties draw:marker-end="Nuolenkärjet_20_17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Nuolenkärjet_20_18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25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26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30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31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33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34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Nuolenkärjet_20_28" draw:marker-end-width="0.3cm" draw:fill="none" draw:textarea-vertical-align="middle"/>
    </style:style>
    <style:style style:name="gr36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39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40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41" style:family="graphic" style:parent-style-name="objectwithoutfill">
      <style:graphic-properties draw:marker-end="Nuolenkärjet_20_33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43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44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45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46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47" style:family="graphic" style:parent-style-name="objectwithoutfill">
      <style:graphic-properties draw:marker-end="Nuolenkärjet_20_39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Nuolenkärjet_20_40" draw:marker-end-width="0.3cm" draw:fill="none" draw:textarea-vertical-align="middle"/>
    </style:style>
    <style:style style:name="gr49" style:family="graphic" style:parent-style-name="objectwithoutfill">
      <style:graphic-properties draw:marker-end="Nuolenkärjet_20_41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51" style:family="graphic" style:parent-style-name="objectwithoutfill">
      <style:graphic-properties draw:marker-end="Nuolenkärjet_20_44" draw:marker-end-width="0.3cm" draw:fill="none" draw:textarea-vertical-align="middle"/>
    </style:style>
    <style:style style:name="gr52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Nuolenkärjet_20_45" draw:marker-end-width="0.3cm" draw:fill="none" draw:textarea-vertical-align="middle"/>
    </style:style>
    <style:style style:name="gr54" style:family="graphic" style:parent-style-name="objectwithoutfill">
      <style:graphic-properties draw:marker-end="Nuolenkärjet_20_46" draw:marker-end-width="0.3cm" draw:fill="none" draw:textarea-vertical-align="middle"/>
    </style:style>
    <style:style style:name="gr55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56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57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58" style:family="graphic" style:parent-style-name="objectwithoutfill">
      <style:graphic-properties draw:marker-end="Nuolenkärjet_20_52" draw:marker-end-width="0.3cm" draw:fill="none" draw:textarea-vertical-align="middle"/>
    </style:style>
    <style:style style:name="gr59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.5cm"/>
      <style:paragraph-properties style:writing-mode="lr-tb"/>
    </style:style>
    <style:style style:name="gr60" style:family="graphic" style:parent-style-name="objectwithoutfill">
      <style:graphic-properties draw:marker-end="Nuolenkärjet_20_53" draw:marker-end-width="0.3cm" draw:fill="none" draw:textarea-vertical-align="middle"/>
    </style:style>
    <style:style style:name="gr61" style:family="graphic" style:parent-style-name="objectwithoutfill">
      <style:graphic-properties draw:marker-end="Nuolenkärjet_20_54" draw:marker-end-width="0.3cm" draw:fill="none" draw:textarea-vertical-align="middle"/>
    </style:style>
    <style:style style:name="gr62" style:family="graphic" style:parent-style-name="objectwithoutfill">
      <style:graphic-properties draw:marker-end="Nuolenkärjet_20_55" draw:marker-end-width="0.3cm" draw:fill="none" draw:textarea-vertical-align="middle"/>
      <style:paragraph-properties style:writing-mode="lr-tb"/>
    </style:style>
    <style:style style:name="gr63" style:family="graphic" style:parent-style-name="objectwithoutfill">
      <style:graphic-properties draw:marker-end="Nuolenkärjet_20_56" draw:marker-end-width="0.3cm" draw:fill="none" draw:textarea-vertical-align="middle"/>
    </style:style>
    <style:style style:name="gr64" style:family="graphic" style:parent-style-name="standard">
      <style:graphic-properties svg:stroke-color="#000000" draw:fill-color="#ff972f" draw:textarea-horizontal-align="justify" draw:textarea-vertical-align="middle" draw:auto-grow-height="false" fo:min-height="1.308cm" fo:min-width="3.5cm"/>
      <style:paragraph-properties style:writing-mode="lr-tb"/>
    </style:style>
    <style:style style:name="gr65" style:family="graphic" style:parent-style-name="standard">
      <style:graphic-properties svg:stroke-color="#000000" draw:fill-color="#b3cac7" draw:textarea-horizontal-align="justify" draw:textarea-vertical-align="middle" draw:auto-grow-height="false" fo:min-height="1.308cm" fo:min-width="3.5cm"/>
      <style:paragraph-properties style:writing-mode="lr-tb"/>
    </style:style>
    <style:style style:name="gr66" style:family="graphic" style:parent-style-name="standard">
      <style:graphic-properties svg:stroke-color="#000000" draw:fill-color="#e8f2a1" draw:textarea-horizontal-align="justify" draw:textarea-vertical-align="middle" draw:auto-grow-height="false" fo:min-height="1.308cm" fo:min-width="3.5cm"/>
      <style:paragraph-properties style:writing-mode="lr-tb"/>
    </style:style>
    <style:style style:name="gr67" style:family="graphic" style:parent-style-name="objectwithoutfill">
      <style:graphic-properties draw:marker-end="Nuolenkärjet_20_60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draw:marker-end="Nuolenkärjet_20_63" draw:marker-end-width="0.3cm" draw:fill="none" draw:textarea-vertical-align="middle"/>
      <style:paragraph-properties style:writing-mode="lr-tb"/>
    </style:style>
    <style:style style:name="gr69" style:family="graphic" style:parent-style-name="objectwithoutfill">
      <style:graphic-properties draw:marker-end="Nuolenkärjet_20_64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draw:marker-end="Nuolenkärjet_20_66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draw:marker-end="Nuolenkärjet_20_67" draw:marker-end-width="0.3cm" draw:fill="none" draw:textarea-vertical-align="middle"/>
      <style:paragraph-properties style:writing-mode="lr-tb"/>
    </style:style>
    <style:style style:name="gr72" style:family="graphic" style:parent-style-name="standard">
      <style:graphic-properties svg:stroke-color="#000000" draw:fill-color="#b3cac7" draw:textarea-horizontal-align="justify" draw:textarea-vertical-align="middle" draw:auto-grow-height="false" fo:min-height="2.277cm" fo:min-width="4.5cm"/>
      <style:paragraph-properties style:writing-mode="lr-tb"/>
    </style:style>
    <style:style style:name="gr73" style:family="graphic" style:parent-style-name="objectwithoutfill">
      <style:graphic-properties draw:marker-end="Nuolenkärjet_20_68" draw:marker-end-width="0.3cm" draw:fill="none" draw:textarea-vertical-align="middle"/>
    </style:style>
    <style:style style:name="gr74" style:family="graphic" style:parent-style-name="standard">
      <style:graphic-properties svg:stroke-color="#000000" draw:fill-color="#ffbf00" draw:textarea-horizontal-align="justify" draw:textarea-vertical-align="middle" draw:auto-grow-height="false" fo:min-height="1.872cm" fo:min-width="5.864cm"/>
      <style:paragraph-properties style:writing-mode="lr-tb"/>
    </style:style>
    <style:style style:name="gr75" style:family="graphic" style:parent-style-name="objectwithoutfill">
      <style:graphic-properties draw:marker-end="Nuolenkärjet_20_69" draw:marker-end-width="0.3cm" draw:fill="none" draw:textarea-vertical-align="middle"/>
      <style:paragraph-properties style:writing-mode="lr-tb"/>
    </style:style>
    <style:style style:name="gr76" style:family="graphic" style:parent-style-name="objectwithoutfill">
      <style:graphic-properties draw:marker-end="Nuolenkärjet_20_70" draw:marker-end-width="0.3cm" draw:fill="none" draw:textarea-vertical-align="middle"/>
    </style:style>
    <style:style style:name="gr77" style:family="graphic" style:parent-style-name="objectwithoutfill">
      <style:graphic-properties draw:marker-end="Nuolenkärjet_20_71" draw:marker-end-width="0.3cm" draw:fill="none" draw:textarea-vertical-align="middle"/>
    </style:style>
    <style:style style:name="gr78" style:family="graphic" style:parent-style-name="objectwithoutfill">
      <style:graphic-properties draw:marker-end="Nuolenkärjet_20_72" draw:marker-end-width="0.3cm" draw:fill="none" draw:textarea-vertical-align="middle"/>
    </style:style>
    <style:style style:name="gr79" style:family="graphic" style:parent-style-name="objectwithoutfill">
      <style:graphic-properties draw:marker-end="Nuolenkärjet_20_73" draw:marker-end-width="0.3cm" draw:fill="none" draw:textarea-vertical-align="middle"/>
    </style:style>
    <style:style style:name="gr80" style:family="graphic" style:parent-style-name="objectwithoutfill">
      <style:graphic-properties draw:marker-end="Nuolenkärjet_20_7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7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b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9.5cm" svg:y="4.942cm">
          <text:p text:style-name="P1"><text:span text:style-name="T1">Tokenize fo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9.5cm" svg:y="7.941cm">
          <text:p text:style-name="P1"><text:span text:style-name="T1">Parse foo.jo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0.5cm" svg:y="4.888cm">
          <text:p text:style-name="P1"><text:span text:style-name="T1">Tokenize bar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0.5cm" svg:y="7.914cm">
          <text:p text:style-name="P1"><text:span text:style-name="T1">Parse bar.j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31.5cm" svg:y="4.888cm">
          <text:p text:style-name="P1"><text:span text:style-name="T1">Tokenize </text:span><text:span text:style-name="T1">i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31.5cm" svg:y="7.914cm">
          <text:p text:style-name="P1"><text:span text:style-name="T1">Parse io.jo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cm" svg:height="2cm" svg:x="9cm" svg:y="18.942cm">
          <text:p text:style-name="P1"><text:span text:style-name="T1">Typ</text:span><text:span text:style-name="T1">ech</text:span><text:span text:style-name="T1">eck </text:span><text:span text:style-name="T1">foo.</text:span><text:span text:style-name="T1">jou</text:span></text:p>
          <text:p text:style-name="P1"><text:span text:style-name="T1">(ste</text:span><text:span text:style-name="T1">p 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7cm" svg:height="2cm" svg:x="20cm" svg:y="18.942cm">
          <text:p text:style-name="P5"><text:span text:style-name="T1">Typecheck </text:span><text:span text:style-name="T1">bar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7cm" svg:height="2cm" svg:x="31cm" svg:y="18.942cm">
          <text:p text:style-name="P5"><text:span text:style-name="T1">Typ</text:span><text:span text:style-name="T1">ech</text:span><text:span text:style-name="T1">eck </text:span><text:span text:style-name="T1">io.j</text:span><text:span text:style-name="T1">ou</text:span></text:p>
          <text:p text:style-name="P5"><text:span text:style-name="T1">(ste</text:span><text:span text:style-name="T1">p 1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2.5cm" svg:y1="6.442cm" svg:x2="12.5cm" svg:y2="7.941cm" draw:start-shape="id1" draw:start-glue-point="2" draw:end-shape="id2" svg:d="M12500 6442v1499" svg:viewBox="0 0 1 1500">
          <text:p text:style-name="P8">tokens</text:p>
        </draw:connector>
        <draw:connector draw:style-name="gr8" draw:text-style-name="P9" draw:layer="layout" draw:type="curve" svg:x1="23.5cm" svg:y1="6.388cm" svg:x2="23.5cm" svg:y2="7.914cm" draw:start-shape="id3" draw:start-glue-point="2" draw:end-shape="id4" draw:end-glue-point="0" svg:d="M23500 6388v1526" svg:viewBox="0 0 1 1527">
          <text:p text:style-name="P8">tokens</text:p>
        </draw:connector>
        <draw:connector draw:style-name="gr9" draw:text-style-name="P9" draw:layer="layout" draw:type="curve" svg:x1="34.5cm" svg:y1="6.388cm" svg:x2="34.5cm" svg:y2="7.914cm" draw:start-shape="id5" draw:start-glue-point="2" draw:end-shape="id6" draw:end-glue-point="0" svg:d="M34500 6388v1526" svg:viewBox="0 0 1 1527">
          <text:p text:style-name="P8">tokens</text:p>
        </draw:connector>
        <draw:connector draw:style-name="gr10" draw:text-style-name="P9" draw:layer="layout" draw:type="curve" svg:x1="34.5cm" svg:y1="9.414cm" svg:x2="34.5cm" svg:y2="10.915cm" draw:start-shape="id6" draw:start-glue-point="2" draw:end-shape="id7" draw:end-glue-point="0" svg:d="M34500 9414v1501" svg:viewBox="0 0 1 1502">
          <text:p text:style-name="P8">AST</text:p>
        </draw:connector>
        <draw:custom-shape draw:style-name="gr11" draw:text-style-name="P10" xml:id="id9" draw:id="id9" draw:layer="layout" svg:width="9cm" svg:height="2cm" svg:x="19cm" svg:y="23cm">
          <text:p text:style-name="P5"><text:span text:style-name="T1">Add </text:span><text:span text:style-name="T1">imp</text:span><text:span text:style-name="T1">orte</text:span><text:span text:style-name="T1">d </text:span><text:span text:style-name="T1">sym</text:span><text:span text:style-name="T1">bol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2.5cm" svg:y1="20.942cm" svg:x2="23.5cm" svg:y2="23cm" draw:start-shape="id8" draw:start-glue-point="2" draw:end-shape="id9" draw:end-glue-point="0" svg:d="M12500 20942c0 1543 11000 515 11000 2058" svg:viewBox="0 0 11001 2059">
          <text:p/>
        </draw:connector>
        <draw:connector draw:style-name="gr13" draw:text-style-name="P9" draw:layer="layout" draw:type="curve" svg:x1="23.5cm" svg:y1="20.942cm" svg:x2="23.5cm" svg:y2="23cm" draw:start-shape="id10" draw:start-glue-point="2" draw:end-shape="id9" svg:d="M23500 20942v2058" svg:viewBox="0 0 1 2059">
          <text:p text:style-name="P8">Partially typed AST + symbols</text:p>
        </draw:connector>
        <draw:connector draw:style-name="gr14" draw:text-style-name="P11" draw:layer="layout" draw:type="curve" svg:x1="34.5cm" svg:y1="20.942cm" svg:x2="23.5cm" svg:y2="23cm" draw:start-shape="id11" draw:start-glue-point="2" draw:end-shape="id9" draw:end-glue-point="0" svg:d="M34500 20942c0 1543-11000 515-11000 2058" svg:viewBox="0 0 11001 2059">
          <text:p/>
        </draw:connector>
        <draw:custom-shape draw:style-name="gr15" draw:text-style-name="P10" xml:id="id13" draw:id="id13" draw:layer="layout" svg:width="9cm" svg:height="2cm" svg:x="19cm" svg:y="31cm">
          <text:p text:style-name="P5"><text:span text:style-name="T1">Add imported 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2.5cm" svg:y1="28.969cm" svg:x2="23.5cm" svg:y2="31cm" draw:start-shape="id12" draw:end-shape="id13" draw:end-glue-point="0" svg:d="M12500 28969c0 1524 11000 509 11000 2031" svg:viewBox="0 0 11001 2032">
          <text:p/>
        </draw:connector>
        <draw:connector draw:style-name="gr13" draw:text-style-name="P13" draw:layer="layout" draw:type="curve" svg:x1="23.5cm" svg:y1="28.942cm" svg:x2="23.5cm" svg:y2="31cm" draw:start-shape="id14" draw:end-shape="id13" svg:d="M23500 28942v2058" svg:viewBox="0 0 1 2059">
          <text:p text:style-name="P12">Partially typed AST + symbols</text:p>
        </draw:connector>
        <draw:connector draw:style-name="gr14" draw:text-style-name="P11" draw:layer="layout" draw:type="curve" svg:x1="34.5cm" svg:y1="28.942cm" svg:x2="23.5cm" svg:y2="31cm" draw:start-shape="id15" draw:start-glue-point="2" draw:end-shape="id13" draw:end-glue-point="0" svg:d="M34500 28942c0 1543-11000 515-11000 2058" svg:viewBox="0 0 11001 2059">
          <text:p/>
        </draw:connector>
        <draw:connector draw:style-name="gr16" draw:text-style-name="P11" draw:layer="layout" draw:type="curve" svg:x1="23.5cm" svg:y1="25cm" svg:x2="12.5cm" svg:y2="26.969cm" draw:start-shape="id9" draw:start-glue-point="2" draw:end-shape="id12" draw:end-glue-point="0" svg:d="M23500 25000c0 1477-11000 493-11000 1969" svg:viewBox="0 0 11001 1970">
          <text:p/>
        </draw:connector>
        <draw:connector draw:style-name="gr17" draw:text-style-name="P13" draw:layer="layout" draw:type="curve" svg:x1="23.5cm" svg:y1="25cm" svg:x2="23.5cm" svg:y2="26.942cm" draw:start-shape="id9" draw:start-glue-point="2" draw:end-shape="id14" svg:d="M23500 25000v1942" svg:viewBox="0 0 1 1943">
          <text:p text:style-name="P12">Partially typed AST</text:p>
        </draw:connector>
        <draw:connector draw:style-name="gr18" draw:text-style-name="P11" draw:layer="layout" draw:type="curve" svg:x1="23.5cm" svg:y1="25cm" svg:x2="34.5cm" svg:y2="26.942cm" draw:start-shape="id9" draw:start-glue-point="2" draw:end-shape="id15" svg:d="M23500 25000c0 1456 11000 486 11000 1942" svg:viewBox="0 0 11001 1943">
          <text:p/>
        </draw:connector>
        <draw:custom-shape draw:style-name="gr4" draw:text-style-name="P2" xml:id="id16" draw:id="id16" draw:layer="layout" svg:width="7cm" svg:height="2cm" svg:x="9cm" svg:y="34.942cm">
          <text:p text:style-name="P1"><text:span text:style-name="T1">Typecheck foo.jou</text:span></text:p>
          <text:p text:style-name="P1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7" draw:id="id17" draw:layer="layout" svg:width="7cm" svg:height="2cm" svg:x="20cm" svg:y="34.942cm">
          <text:p text:style-name="P5"><text:span text:style-name="T1">Typecheck bar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8" draw:id="id18" draw:layer="layout" svg:width="7cm" svg:height="2cm" svg:x="31cm" svg:y="34.942cm">
          <text:p text:style-name="P5"><text:span text:style-name="T1">Typ</text:span><text:span text:style-name="T1">ech</text:span><text:span text:style-name="T1">eck </text:span><text:span text:style-name="T1">io.j</text:span><text:span text:style-name="T1">ou</text:span></text:p>
          <text:p text:style-name="P5"><text:span text:style-name="T1">(ste</text:span><text:span text:style-name="T1">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3.5cm" svg:y1="33cm" svg:x2="12.5cm" svg:y2="34.942cm" draw:start-shape="id13" draw:start-glue-point="2" draw:end-shape="id16" svg:d="M23500 33000c0 1456-11000 486-11000 1942" svg:viewBox="0 0 11001 1943">
          <text:p/>
        </draw:connector>
        <draw:connector draw:style-name="gr22" draw:text-style-name="P13" draw:layer="layout" draw:type="curve" svg:x1="23.5cm" svg:y1="33cm" svg:x2="23.5cm" svg:y2="34.942cm" draw:start-shape="id13" draw:end-shape="id17" svg:d="M23500 33000v1942" svg:viewBox="0 0 1 1943">
          <text:p text:style-name="P12">Partially typed AST</text:p>
        </draw:connector>
        <draw:connector draw:style-name="gr23" draw:text-style-name="P11" draw:layer="layout" draw:type="curve" svg:x1="23.5cm" svg:y1="33cm" svg:x2="34.5cm" svg:y2="34.942cm" draw:start-shape="id13" draw:end-shape="id18" draw:end-glue-point="0" svg:d="M23500 33000c0 1456 11000 486 11000 1942" svg:viewBox="0 0 11001 1943">
          <text:p/>
        </draw:connector>
        <draw:custom-shape draw:style-name="gr24" draw:text-style-name="P2" xml:id="id42" draw:id="id42" draw:layer="layout" svg:width="3.5cm" svg:height="3cm" svg:x="7cm" svg:y="41.942cm">
          <text:p text:style-name="P1"><text:span text:style-name="T1">Buil</text:span><text:span text:style-name="T1">d </text:span><text:span text:style-name="T1">and </text:span><text:span text:style-name="T1">ana</text:span><text:span text:style-name="T1">lyze </text:span><text:span text:style-name="T1">UV</text:span><text:span text:style-name="T1">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41" draw:id="id41" draw:layer="layout" svg:width="3.5cm" svg:height="3cm" svg:x="18cm" svg:y="41.942cm">
          <text:p text:style-name="P1"><text:span text:style-name="T1">Build </text:span><text:span text:style-name="T1">and </text:span><text:span text:style-name="T1">analy</text:span><text:span text:style-name="T1">ze </text:span><text:span text:style-name="T1">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40" draw:id="id40" draw:layer="layout" svg:width="3.5cm" svg:height="3cm" svg:x="29cm" svg:y="41.942cm">
          <text:p text:style-name="P1"><text:span text:style-name="T1">Build </text:span><text:span text:style-name="T1">and </text:span><text:span text:style-name="T1">analy</text:span><text:span text:style-name="T1">ze </text:span><text:span text:style-name="T1">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7cm" svg:height="2cm" svg:x="9cm" svg:y="26.969cm">
          <text:p text:style-name="P1"><text:span text:style-name="T1">Typecheck </text:span><text:span text:style-name="T1">foo.jou</text:span></text:p>
          <text:p text:style-name="P1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xml:id="id14" draw:id="id14" draw:layer="layout" svg:width="7cm" svg:height="2cm" svg:x="20cm" svg:y="26.942cm">
          <text:p text:style-name="P5"><text:span text:style-name="T1">Typecheck </text:span><text:span text:style-name="T1">bar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xml:id="id15" draw:id="id15" draw:layer="layout" svg:width="7cm" svg:height="2cm" svg:x="31cm" svg:y="26.942cm">
          <text:p text:style-name="P5"><text:span text:style-name="T1">Typecheck io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9" draw:layer="layout" draw:type="curve" svg:x1="23.5cm" svg:y1="36.942cm" svg:x2="23.5cm" svg:y2="41.942cm" draw:start-shape="id17" draw:end-shape="id19" draw:end-glue-point="0" svg:d="M23500 36942v5000" svg:viewBox="0 0 1 5001">
          <text:p text:style-name="P8">Typed AST</text:p>
        </draw:connector>
        <draw:custom-shape draw:style-name="gr30" draw:text-style-name="P4" xml:id="id7" draw:id="id7" draw:layer="layout" svg:width="6cm" svg:height="3.027cm" svg:x="31.5cm" svg:y="10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9" draw:layer="layout" draw:type="curve" svg:x1="34.5cm" svg:y1="13.942cm" svg:x2="34.5cm" svg:y2="18.942cm" draw:start-shape="id7" draw:end-shape="id11" svg:d="M34500 13942v5000" svg:viewBox="0 0 1 5001">
          <text:p text:style-name="P8">AST</text:p>
        </draw:connector>
        <draw:custom-shape draw:style-name="gr32" draw:text-style-name="P3" xml:id="id22" draw:id="id22" draw:layer="layout" svg:width="6cm" svg:height="3.027cm" svg:x="20.5cm" svg:y="10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20" draw:id="id20" draw:layer="layout" svg:width="6cm" svg:height="3cm" svg:x="9.5cm" svg:y="10.942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9" draw:layer="layout" draw:type="curve" svg:x1="12.5cm" svg:y1="9.441cm" svg:x2="12.5cm" svg:y2="10.942cm" draw:start-shape="id2" draw:start-glue-point="2" draw:end-shape="id20" svg:d="M12500 9441v1501" svg:viewBox="0 0 1 1502">
          <text:p text:style-name="P8">AST</text:p>
        </draw:connector>
        <draw:connector draw:style-name="gr35" draw:text-style-name="P9" draw:layer="layout" draw:type="curve" svg:x1="12.5cm" svg:y1="13.942cm" svg:x2="14cm" svg:y2="16.692cm" draw:start-shape="id20" draw:start-glue-point="2" draw:end-shape="id21" draw:end-glue-point="3" svg:d="M12500 13942c0 1834 500 2750 1500 2750" svg:viewBox="0 0 1501 2751">
          <text:p/>
        </draw:connector>
        <draw:connector draw:style-name="gr36" draw:text-style-name="P9" draw:layer="layout" draw:type="curve" svg:x1="23.5cm" svg:y1="13.942cm" svg:x2="23.5cm" svg:y2="18.942cm" draw:start-shape="id22" draw:start-glue-point="2" draw:end-shape="id10" svg:d="M23500 13942v5000" svg:viewBox="0 0 1 5001">
          <text:p text:style-name="P8">AST</text:p>
        </draw:connector>
        <draw:connector draw:style-name="gr37" draw:text-style-name="P9" draw:layer="layout" draw:type="curve" svg:x1="23.5cm" svg:y1="9.414cm" svg:x2="23.5cm" svg:y2="10.915cm" draw:start-shape="id4" draw:end-shape="id22" draw:end-glue-point="0" svg:d="M23500 9414v1501" svg:viewBox="0 0 1 1502">
          <text:p text:style-name="P8">AST</text:p>
        </draw:connector>
        <draw:custom-shape draw:style-name="gr38" draw:text-style-name="P2" xml:id="id24" draw:id="id24" draw:layer="layout" svg:width="3cm" svg:height="3cm" svg:x="11cm" svg:y="41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xml:id="id19" draw:id="id19" draw:layer="layout" svg:width="3cm" svg:height="3cm" svg:x="22cm" svg:y="41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xml:id="id35" draw:id="id35" draw:layer="layout" svg:width="3cm" svg:height="3cm" svg:x="33cm" svg:y="41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draw:type="curve" svg:x1="23.5cm" svg:y1="36.942cm" svg:x2="27cm" svg:y2="42cm" draw:start-shape="id17" draw:start-glue-point="2" draw:end-shape="id23" draw:end-glue-point="0" svg:d="M23500 36942c0 3793 3500 1265 3500 5058" svg:viewBox="0 0 3501 5059">
          <text:p/>
        </draw:connector>
        <draw:custom-shape draw:style-name="gr42" draw:text-style-name="P2" xml:id="id27" draw:id="id27" draw:layer="layout" svg:width="4cm" svg:height="2.5cm" svg:x="10.5cm" svg:y="49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29" draw:id="id29" draw:layer="layout" svg:width="4cm" svg:height="2.5cm" svg:x="21.5cm" svg:y="49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30" draw:id="id30" draw:layer="layout" svg:width="4cm" svg:height="2.5cm" svg:x="32.5cm" svg:y="49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draw:type="curve" svg:x1="12.5cm" svg:y1="44.942cm" svg:x2="12.5cm" svg:y2="46.442cm" draw:start-shape="id24" draw:start-glue-point="2" draw:end-shape="id25" draw:end-glue-point="0" svg:d="M12500 44942v1500" svg:viewBox="0 0 1 1501">
          <text:p text:style-name="P8">LLVM IR</text:p>
        </draw:connector>
        <draw:custom-shape draw:style-name="gr46" draw:text-style-name="P15" xml:id="id26" draw:id="id26" draw:layer="layout" svg:width="5cm" svg:height="2cm" svg:x="2.5cm" svg:y="39.5cm">
          <text:p text:style-name="P1"><text:span text:style-name="T1">Determine linker fl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draw:type="curve" svg:x1="12.5cm" svg:y1="36.942cm" svg:x2="5cm" svg:y2="39.5cm" draw:start-shape="id16" draw:start-glue-point="2" draw:end-shape="id26" draw:end-glue-point="0" svg:d="M12500 36942c0 1918-7500 640-7500 2558" svg:viewBox="0 0 7501 2559">
          <text:p text:style-name="P12"><text:span text:style-name="T2">Typed AST <text:s text:c="11"/></text:span><text:s text:c="2"/><text:s text:c="10"/></text:p>
          <text:p text:style-name="P12"><text:span text:style-name="T2">(types not used) <text:s text:c="5"/></text:span><text:span text:style-name="T2"><text:s text:c="6"/></text:span><text:s text:c="12"/></text:p>
          <text:p text:style-name="P8"/>
        </draw:connector>
        <draw:connector draw:style-name="gr48" draw:text-style-name="P11" draw:layer="layout" draw:type="curve" svg:x1="23.5cm" svg:y1="36.942cm" svg:x2="5cm" svg:y2="39.5cm" draw:start-shape="id17" draw:start-glue-point="2" draw:end-shape="id26" draw:end-glue-point="0" svg:d="M23500 36942c0 1918-18500 640-18500 2558" svg:viewBox="0 0 18501 2559">
          <text:p/>
        </draw:connector>
        <draw:connector draw:style-name="gr49" draw:text-style-name="P11" draw:layer="layout" draw:type="curve" svg:x1="34.5cm" svg:y1="36.942cm" svg:x2="5cm" svg:y2="39.5cm" draw:start-shape="id18" draw:start-glue-point="2" draw:end-shape="id26" draw:end-glue-point="0" svg:d="M34500 36942c0 1918-29500 640-29500 2558" svg:viewBox="0 0 29501 2559">
          <text:p/>
        </draw:connector>
        <draw:custom-shape draw:style-name="gr50" draw:text-style-name="P15" xml:id="id28" draw:id="id28" draw:layer="layout" svg:width="4cm" svg:height="2cm" svg:x="21.5cm" svg:y="54cm">
          <text:p text:style-name="P1"><text:span text:style-name="T1">Run lin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9" draw:layer="layout" draw:type="curve" svg:x1="12.5cm" svg:y1="52cm" svg:x2="23.5cm" svg:y2="54cm" draw:start-shape="id27" draw:start-glue-point="2" draw:end-shape="id28" draw:end-glue-point="0" svg:d="M12500 52000c0 1500 11000 500 11000 2000" svg:viewBox="0 0 11001 2001">
          <text:p/>
        </draw:connector>
        <draw:connector draw:style-name="gr52" draw:text-style-name="P9" draw:layer="layout" draw:type="curve" svg:x1="23.5cm" svg:y1="52cm" svg:x2="23.5cm" svg:y2="54cm" draw:start-shape="id29" draw:start-glue-point="2" draw:end-shape="id28" draw:end-glue-point="0" svg:d="M23500 52000v2000" svg:viewBox="0 0 1 2001">
          <text:p text:style-name="P8">Paths of object files</text:p>
          <text:p text:style-name="P8"/>
        </draw:connector>
        <draw:connector draw:style-name="gr53" draw:text-style-name="P11" draw:layer="layout" draw:type="curve" svg:x1="34.5cm" svg:y1="52cm" svg:x2="23.5cm" svg:y2="54cm" draw:start-shape="id30" draw:start-glue-point="2" draw:end-shape="id28" draw:end-glue-point="0" svg:d="M34500 52000c0 1500-11000 500-11000 2000" svg:viewBox="0 0 11001 2001">
          <text:p/>
        </draw:connector>
        <draw:custom-shape draw:style-name="gr46" draw:text-style-name="P15" xml:id="id31" draw:id="id31" draw:layer="layout" svg:width="5cm" svg:height="2cm" svg:x="21cm" svg:y="57cm">
          <text:p text:style-name="P1"><text:span text:style-name="T1">Run fo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9" draw:layer="layout" draw:type="curve" svg:x1="23.5cm" svg:y1="56cm" svg:x2="23.5cm" svg:y2="57cm" draw:start-shape="id28" draw:end-shape="id31" draw:end-glue-point="0" svg:d="M23500 56000v1000" svg:viewBox="0 0 1 1001">
          <text:p/>
        </draw:connector>
        <draw:connector draw:style-name="gr55" draw:text-style-name="P9" draw:layer="layout" draw:type="curve" svg:x1="5cm" svg:y1="41.5cm" svg:x2="21.5cm" svg:y2="55cm" draw:start-shape="id26" draw:start-glue-point="2" draw:end-shape="id28" draw:end-glue-point="3" svg:d="M5000 41500c0 9000 5500 13500 16500 13500" svg:viewBox="0 0 16501 13501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Linker flags</text:p>
        </draw:connector>
        <draw:custom-shape draw:style-name="gr56" draw:text-style-name="P2" xml:id="id21" draw:id="id21" draw:layer="layout" svg:width="5cm" svg:height="2.5cm" svg:x="14cm" svg:y="15.442cm">
          <text:p text:style-name="P1"><text:span text:style-name="T1">Start compiling imported files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draw:type="curve" svg:x1="12.5cm" svg:y1="13.942cm" svg:x2="12.5cm" svg:y2="18.942cm" draw:start-shape="id20" draw:start-glue-point="2" draw:end-shape="id8" draw:end-glue-point="0" svg:d="M12500 13942v5000" svg:viewBox="0 0 1 5001">
          <text:p text:style-name="P8">AST</text:p>
        </draw:connector>
        <draw:connector draw:style-name="gr58" draw:text-style-name="P9" draw:layer="layout" draw:type="curve" svg:x1="16.5cm" svg:y1="15.442cm" svg:x2="20.5cm" svg:y2="5.638cm" draw:start-shape="id21" draw:start-glue-point="0" draw:end-shape="id3" draw:end-glue-point="3" svg:d="M16500 15442c0-6536 1333-9804 4000-9804" svg:viewBox="0 0 4001 9805">
          <text:p/>
        </draw:connector>
        <draw:custom-shape draw:style-name="gr59" draw:text-style-name="P3" xml:id="id32" draw:id="id32" draw:layer="layout" svg:width="5cm" svg:height="2.527cm" svg:x="25cm" svg:y="15.442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1" draw:layer="layout" draw:type="curve" svg:x1="23.5cm" svg:y1="13.942cm" svg:x2="25cm" svg:y2="16.705cm" draw:start-shape="id22" draw:start-glue-point="2" draw:end-shape="id32" draw:end-glue-point="3" svg:d="M23500 13942c0 1842 500 2763 1500 2763" svg:viewBox="0 0 1501 2764">
          <text:p/>
        </draw:connector>
        <draw:connector draw:style-name="gr61" draw:text-style-name="P11" draw:layer="layout" draw:type="curve" svg:x1="27.5cm" svg:y1="15.442cm" svg:x2="31.5cm" svg:y2="5.638cm" draw:start-shape="id32" draw:start-glue-point="0" draw:end-shape="id5" draw:end-glue-point="3" svg:d="M27500 15442c0-6536 1333-9804 4000-9804" svg:viewBox="0 0 4001 9805">
          <text:p/>
        </draw:connector>
        <draw:connector draw:style-name="gr62" draw:text-style-name="P13" draw:layer="layout" draw:type="curve" svg:x1="15.5cm" svg:y1="3.5cm" svg:x2="12.5cm" svg:y2="4.942cm" draw:start-shape="id33" draw:start-glue-point="8" draw:end-shape="id1" draw:end-glue-point="0" svg:d="M15500 3500c0 1083-3000 362-3000 1442" svg:viewBox="0 0 3001 1443">
          <text:p text:style-name="P16"><text:span text:style-name="T2"/></text:p>
        </draw:connector>
        <draw:connector draw:style-name="gr63" draw:text-style-name="P11" draw:layer="layout" draw:type="curve" svg:x1="16.5cm" svg:y1="15.442cm" svg:x2="34.5cm" svg:y2="4.888cm" draw:start-shape="id21" draw:start-glue-point="0" draw:end-shape="id5" draw:end-glue-point="0" svg:d="M16500 15442c0-16582 18000-11305 18000-10554" svg:viewBox="0 0 18001 11943">
          <text:p/>
        </draw:connector>
        <draw:custom-shape draw:style-name="gr64" draw:text-style-name="P2" xml:id="id25" draw:id="id25" draw:layer="layout" svg:width="4cm" svg:height="1.558cm" svg:x="10.5cm" svg:y="46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xml:id="id36" draw:id="id36" draw:layer="layout" svg:width="4cm" svg:height="1.558cm" svg:x="32.5cm" svg:y="46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xml:id="id34" draw:id="id34" draw:layer="layout" svg:width="4cm" svg:height="1.558cm" svg:x="21.5cm" svg:y="46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9" draw:layer="layout" draw:type="curve" svg:x1="23.5cm" svg:y1="44.942cm" svg:x2="23.5cm" svg:y2="46.442cm" draw:start-shape="id19" draw:start-glue-point="2" draw:end-shape="id34" draw:end-glue-point="0" svg:d="M23500 44942v1500" svg:viewBox="0 0 1 1501">
          <text:p text:style-name="P8">LLVM IR</text:p>
        </draw:connector>
        <draw:connector draw:style-name="gr68" draw:text-style-name="P9" draw:layer="layout" draw:type="curve" svg:x1="34.5cm" svg:y1="44.942cm" svg:x2="34.5cm" svg:y2="46.442cm" draw:start-shape="id35" draw:start-glue-point="2" draw:end-shape="id36" draw:end-glue-point="0" svg:d="M34500 44942v1500" svg:viewBox="0 0 1 1501">
          <text:p text:style-name="P8">LLVM IR</text:p>
        </draw:connector>
        <draw:connector draw:style-name="gr69" draw:text-style-name="P9" draw:layer="layout" draw:type="curve" svg:x1="34.5cm" svg:y1="48cm" svg:x2="34.5cm" svg:y2="49.5cm" draw:start-shape="id36" draw:start-glue-point="2" draw:end-shape="id30" draw:end-glue-point="0" svg:d="M34500 48000v1500" svg:viewBox="0 0 1 1501">
          <text:p text:style-name="P8">LLVM IR</text:p>
        </draw:connector>
        <draw:connector draw:style-name="gr70" draw:text-style-name="P9" draw:layer="layout" draw:type="curve" svg:x1="12.5cm" svg:y1="48cm" svg:x2="12.5cm" svg:y2="49.5cm" draw:start-shape="id25" draw:start-glue-point="2" draw:end-shape="id27" draw:end-glue-point="0" svg:d="M12500 48000v1500" svg:viewBox="0 0 1 1501">
          <text:p text:style-name="P8">LLVM IR</text:p>
        </draw:connector>
        <draw:connector draw:style-name="gr71" draw:text-style-name="P9" draw:layer="layout" draw:type="curve" svg:x1="23.5cm" svg:y1="48cm" svg:x2="23.5cm" svg:y2="49.5cm" draw:start-shape="id34" draw:end-shape="id29" draw:end-glue-point="0" svg:d="M23500 48000v1500" svg:viewBox="0 0 1 1501">
          <text:p text:style-name="P8">LLVM IR</text:p>
        </draw:connector>
        <draw:custom-shape draw:style-name="gr72" draw:text-style-name="P4" xml:id="id37" draw:id="id37" draw:layer="layout" svg:width="5cm" svg:height="2.527cm" svg:x="36cm" svg:y="15.473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11" draw:layer="layout" draw:type="curve" svg:x1="34.5cm" svg:y1="13.942cm" svg:x2="36cm" svg:y2="16.736cm" draw:start-shape="id7" draw:start-glue-point="2" draw:end-shape="id37" draw:end-glue-point="3" svg:d="M34500 13942c0 1863 500 2794 1500 2794" svg:viewBox="0 0 1501 2795">
          <text:p/>
        </draw:connector>
        <draw:custom-shape draw:style-name="gr74" draw:text-style-name="P18" xml:id="id33" draw:id="id33" draw:layer="layout" svg:width="9cm" svg:height="3cm" svg:x="11cm" svg:y="0.5cm">
          <text:p text:style-name="P17"><text:span text:style-name="T3">File name given on command line: foo.j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38" draw:id="id38" draw:layer="layout" svg:width="3cm" svg:height="3cm" svg:x="14.5cm" svg:y="42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11" draw:layer="layout" draw:type="curve" svg:x1="16cm" svg:y1="45cm" svg:x2="14.5cm" svg:y2="50.75cm" draw:start-shape="id38" draw:start-glue-point="2" draw:end-shape="id27" draw:end-glue-point="1" svg:d="M16000 45000c0 3834-500 5750-1500 5750" svg:viewBox="0 0 1501 5751">
          <text:p text:style-name="P8"><text:s text:c="16"/>Hash for</text:p>
          <text:p text:style-name="P8"><text:s text:c="16"/>file name</text:p>
        </draw:connector>
        <draw:connector draw:style-name="gr75" draw:text-style-name="P11" draw:layer="layout" draw:type="curve" svg:x1="27cm" svg:y1="45cm" svg:x2="25.5cm" svg:y2="50.75cm" draw:start-shape="id23" draw:start-glue-point="2" draw:end-shape="id29" draw:end-glue-point="1" svg:d="M27000 45000c0 3834-500 5750-1500 5750" svg:viewBox="0 0 1501 5751">
          <text:p text:style-name="P8"><text:s text:c="16"/>Hash for</text:p>
          <text:p text:style-name="P8"><text:s text:c="16"/>file name</text:p>
        </draw:connector>
        <draw:custom-shape draw:style-name="gr39" draw:text-style-name="P3" xml:id="id23" draw:id="id23" draw:layer="layout" svg:width="3cm" svg:height="3cm" svg:x="25.5cm" svg:y="42cm">
          <text:p text:style-name="P1"><text:span text:style-name="T1">Build </text:span><text:span text:style-name="T1">content </text:span><text:span text:style-name="T1">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9" draw:layer="layout" draw:type="curve" svg:x1="12.5cm" svg:y1="36.942cm" svg:x2="12.5cm" svg:y2="41.942cm" draw:start-shape="id16" draw:start-glue-point="2" draw:end-shape="id24" draw:end-glue-point="0" svg:d="M12500 36942v5000" svg:viewBox="0 0 1 5001">
          <text:p text:style-name="P8">Typed AST</text:p>
        </draw:connector>
        <draw:connector draw:style-name="gr29" draw:text-style-name="P9" draw:layer="layout" draw:type="curve" svg:x1="34.5cm" svg:y1="36.942cm" svg:x2="34.5cm" svg:y2="41.942cm" draw:start-shape="id18" draw:start-glue-point="2" draw:end-shape="id35" draw:end-glue-point="0" svg:d="M34500 36942v5000" svg:viewBox="0 0 1 5001">
          <text:p text:style-name="P8">Typed AST</text:p>
        </draw:connector>
        <draw:custom-shape draw:style-name="gr40" draw:text-style-name="P4" xml:id="id39" draw:id="id39" draw:layer="layout" svg:width="3cm" svg:height="3cm" svg:x="36.5cm" svg:y="42cm">
          <text:p text:style-name="P1"><text:span text:style-name="T1">Buil</text:span><text:span text:style-name="T1">d </text:span><text:span text:style-name="T1">con</text:span><text:span text:style-name="T1">tent </text:span><text:span text:style-name="T1">has</text:span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11" draw:layer="layout" draw:type="curve" svg:x1="38cm" svg:y1="45cm" svg:x2="36.5cm" svg:y2="50.75cm" draw:start-shape="id39" draw:start-glue-point="2" draw:end-shape="id30" draw:end-glue-point="1" svg:d="M38000 45000c0 3834-500 5750-1500 5750" svg:viewBox="0 0 1501 5751">
          <text:p text:style-name="P8"><text:s text:c="16"/>Hash for</text:p>
          <text:p text:style-name="P8"><text:s text:c="16"/>file name</text:p>
        </draw:connector>
        <draw:connector draw:style-name="gr76" draw:text-style-name="P11" draw:layer="layout" draw:type="curve" svg:x1="34.5cm" svg:y1="36.942cm" svg:x2="30.75cm" svg:y2="41.942cm" draw:start-shape="id18" draw:start-glue-point="2" draw:end-shape="id40" draw:end-glue-point="0" svg:d="M34500 36942c0 3750-3750 1250-3750 5000" svg:viewBox="0 0 3751 5001">
          <text:p/>
        </draw:connector>
        <draw:connector draw:style-name="gr77" draw:text-style-name="P11" draw:layer="layout" draw:type="curve" svg:x1="34.5cm" svg:y1="36.942cm" svg:x2="38cm" svg:y2="42cm" draw:start-shape="id18" draw:end-shape="id39" svg:d="M34500 36942c0 3793 3500 1265 3500 5058" svg:viewBox="0 0 3501 5059">
          <text:p/>
        </draw:connector>
        <draw:connector draw:style-name="gr78" draw:text-style-name="P11" draw:layer="layout" draw:type="curve" svg:x1="23.5cm" svg:y1="36.942cm" svg:x2="19.75cm" svg:y2="41.942cm" draw:start-shape="id17" draw:start-glue-point="2" draw:end-shape="id41" draw:end-glue-point="0" svg:d="M23500 36942c0 3750-3750 1250-3750 5000" svg:viewBox="0 0 3751 5001">
          <text:p/>
        </draw:connector>
        <draw:connector draw:style-name="gr79" draw:text-style-name="P11" draw:layer="layout" draw:type="curve" svg:x1="12.5cm" svg:y1="36.942cm" svg:x2="16cm" svg:y2="42cm" draw:start-shape="id16" draw:start-glue-point="2" draw:end-shape="id38" svg:d="M12500 36942c0 3793 3500 1265 3500 5058" svg:viewBox="0 0 3501 5059">
          <text:p/>
        </draw:connector>
        <draw:connector draw:style-name="gr80" draw:text-style-name="P11" draw:layer="layout" draw:type="curve" svg:x1="12.5cm" svg:y1="36.942cm" svg:x2="8.75cm" svg:y2="41.942cm" draw:start-shape="id16" draw:start-glue-point="2" draw:end-shape="id42" draw:end-glue-point="0" svg:d="M12500 36942c0 3750-3750 1250-3750 5000" svg:viewBox="0 0 3751 5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3" draw:display-name="Nuolenkärjet 23" svg:viewBox="0 0 20 20" svg:d="M0 20l10-20 10 20z"/>
    <draw:marker draw:name="Nuolenkärjet_20_24" draw:display-name="Nuolenkärjet 24" svg:viewBox="0 0 20 20" svg:d="M0 20l10-20 10 20z"/>
    <draw:marker draw:name="Nuolenkärjet_20_25" draw:display-name="Nuolenkärjet 25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2" draw:display-name="Nuolenkärjet 32" svg:viewBox="0 0 20 20" svg:d="M0 20l10-20 10 20z"/>
    <draw:marker draw:name="Nuolenkärjet_20_33" draw:display-name="Nuolenkärjet 33" svg:viewBox="0 0 20 20" svg:d="M0 20l10-20 10 20z"/>
    <draw:marker draw:name="Nuolenkärjet_20_34" draw:display-name="Nuolenkärjet 34" svg:viewBox="0 0 20 20" svg:d="M0 20l10-20 10 20z"/>
    <draw:marker draw:name="Nuolenkärjet_20_35" draw:display-name="Nuolenkärjet 35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3" draw:display-name="Nuolenkärjet 43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7" draw:display-name="Nuolenkärjet 47" svg:viewBox="0 0 20 20" svg:d="M0 20l10-20 10 20z"/>
    <draw:marker draw:name="Nuolenkärjet_20_48" draw:display-name="Nuolenkärjet 48" svg:viewBox="0 0 20 20" svg:d="M0 20l10-20 10 20z"/>
    <draw:marker draw:name="Nuolenkärjet_20_49" draw:display-name="Nuolenkärjet 49" svg:viewBox="0 0 20 20" svg:d="M0 20l10-20 10 20z"/>
    <draw:marker draw:name="Nuolenkärjet_20_5" draw:display-name="Nuolenkärjet 5" svg:viewBox="0 0 20 20" svg:d="M0 20l10-20 10 20z"/>
    <draw:marker draw:name="Nuolenkärjet_20_50" draw:display-name="Nuolenkärjet 50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57" draw:display-name="Nuolenkärjet 57" svg:viewBox="0 0 20 20" svg:d="M0 20l10-20 10 20z"/>
    <draw:marker draw:name="Nuolenkärjet_20_6" draw:display-name="Nuolenkärjet 6" svg:viewBox="0 0 20 20" svg:d="M0 20l10-20 10 20z"/>
    <draw:marker draw:name="Nuolenkärjet_20_60" draw:display-name="Nuolenkärjet 60" svg:viewBox="0 0 20 20" svg:d="M0 20l10-20 10 20z"/>
    <draw:marker draw:name="Nuolenkärjet_20_63" draw:display-name="Nuolenkärjet 63" svg:viewBox="0 0 20 20" svg:d="M0 20l10-20 10 20z"/>
    <draw:marker draw:name="Nuolenkärjet_20_64" draw:display-name="Nuolenkärjet 64" svg:viewBox="0 0 20 20" svg:d="M0 20l10-20 10 20z"/>
    <draw:marker draw:name="Nuolenkärjet_20_66" draw:display-name="Nuolenkärjet 66" svg:viewBox="0 0 20 20" svg:d="M0 20l10-20 10 20z"/>
    <draw:marker draw:name="Nuolenkärjet_20_67" draw:display-name="Nuolenkärjet 67" svg:viewBox="0 0 20 20" svg:d="M0 20l10-20 10 20z"/>
    <draw:marker draw:name="Nuolenkärjet_20_68" draw:display-name="Nuolenkärjet 68" svg:viewBox="0 0 20 20" svg:d="M0 20l10-20 10 20z"/>
    <draw:marker draw:name="Nuolenkärjet_20_69" draw:display-name="Nuolenkärjet 69" svg:viewBox="0 0 20 20" svg:d="M0 20l10-20 10 20z"/>
    <draw:marker draw:name="Nuolenkärjet_20_70" draw:display-name="Nuolenkärjet 70" svg:viewBox="0 0 20 20" svg:d="M0 20l10-20 10 20z"/>
    <draw:marker draw:name="Nuolenkärjet_20_71" draw:display-name="Nuolenkärjet 71" svg:viewBox="0 0 20 20" svg:d="M0 20l10-20 10 20z"/>
    <draw:marker draw:name="Nuolenkärjet_20_72" draw:display-name="Nuolenkärjet 72" svg:viewBox="0 0 20 20" svg:d="M0 20l10-20 10 20z"/>
    <draw:marker draw:name="Nuolenkärjet_20_73" draw:display-name="Nuolenkärjet 73" svg:viewBox="0 0 20 20" svg:d="M0 20l10-20 10 20z"/>
    <draw:marker draw:name="Nuolenkärjet_20_74" draw:display-name="Nuolenkärjet 74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04-14T23:42:29.523339318</dc:date>
    <meta:editing-duration>PT3H56M12S</meta:editing-duration>
    <meta:editing-cycles>29</meta:editing-cycles>
    <meta:generator>LibreOffice/7.4.7.2$Linux_X86_64 LibreOffice_project/40$Build-2</meta:generator>
    <meta:document-statistic meta:object-count="96"/>
  </office:meta>
</office:document-meta>
</file>